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  <style:style style:name="P18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8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8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4" style:parent-style-name="Normal" style:family="paragraph">
      <style:text-properties fo:font-weight="bold" style:font-weight-asian="bold" style:font-weight-complex="bold"/>
    </style:style>
    <style:style style:name="P2025" style:parent-style-name="Normal" style:family="paragraph">
      <style:text-properties fo:font-weight="bold" style:font-weight-asian="bold" style:font-weight-complex="bold"/>
    </style:style>
    <style:style style:name="P2026" style:parent-style-name="Normal" style:family="paragraph">
      <style:text-properties fo:font-weight="bold" style:font-weight-asian="bold" style:font-weight-complex="bold"/>
    </style:style>
    <style:style style:name="P2027" style:parent-style-name="Normal" style:family="paragraph">
      <style:text-properties fo:font-weight="bold" style:font-weight-asian="bold" style:font-weight-complex="bold"/>
    </style:style>
    <style:style style:name="P2028" style:parent-style-name="Normal" style:family="paragraph">
      <style:text-properties fo:font-weight="bold" style:font-weight-asian="bold" style:font-weight-complex="bold"/>
    </style:style>
    <style:style style:name="P2029" style:parent-style-name="Normal" style:family="paragraph">
      <style:text-properties fo:font-weight="bold" style:font-weight-asian="bold" style:font-weight-complex="bold"/>
    </style:style>
    <style:style style:name="P2030" style:parent-style-name="Normal" style:family="paragraph">
      <style:text-properties fo:font-weight="bold" style:font-weight-asian="bold" style:font-weight-complex="bold"/>
    </style:style>
    <style:style style:name="P2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0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2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6" style:parent-style-name="Normal" style:family="paragraph">
      <style:text-properties fo:font-weight="bold" style:font-weight-asian="bold" style:font-weight-complex="bold"/>
    </style:style>
    <style:style style:name="P2307" style:parent-style-name="Normal" style:family="paragraph">
      <style:text-properties fo:font-weight="bold" style:font-weight-asian="bold" style:font-weight-complex="bold"/>
    </style:style>
    <style:style style:name="T2308" style:parent-style-name="DefaultParagraphFont" style:family="text">
      <style:text-properties fo:font-weight="bold" style:font-weight-asian="bold" style:font-weight-complex="bold"/>
    </style:style>
    <style:style style:name="T2309" style:parent-style-name="DefaultParagraphFont" style:family="text">
      <style:text-properties fo:font-weight="bold" style:font-weight-asian="bold" style:font-weight-complex="bold"/>
    </style:style>
    <style:style style:name="P2310" style:parent-style-name="Normal" style:list-style-name="LFO24" style:family="paragraph"/>
    <style:style style:name="T2311" style:parent-style-name="DefaultParagraphFont" style:family="text">
      <style:text-properties fo:font-weight="bold" style:font-weight-asian="bold" style:font-weight-complex="bold"/>
    </style:style>
    <style:style style:name="P2312" style:parent-style-name="Normal" style:list-style-name="LFO24" style:family="paragraph"/>
    <style:style style:name="T2313" style:parent-style-name="DefaultParagraphFont" style:family="text">
      <style:text-properties fo:font-weight="bold" style:font-weight-asian="bold" style:font-weight-complex="bold"/>
    </style:style>
    <style:style style:name="P2314" style:parent-style-name="Normal" style:list-style-name="LFO24" style:family="paragraph"/>
    <style:style style:name="T2315" style:parent-style-name="DefaultParagraphFont" style:family="text">
      <style:text-properties fo:font-weight="bold" style:font-weight-asian="bold" style:font-weight-complex="bold"/>
    </style:style>
    <style:style style:name="P2316" style:parent-style-name="Normal" style:list-style-name="LFO24" style:family="paragraph"/>
    <style:style style:name="T2317" style:parent-style-name="DefaultParagraphFont" style:family="text">
      <style:text-properties fo:font-weight="bold" style:font-weight-asian="bold" style:font-weight-complex="bold"/>
    </style:style>
    <style:style style:name="T2318" style:parent-style-name="DefaultParagraphFont" style:family="text">
      <style:text-properties fo:font-weight="bold" style:font-weight-asian="bold" style:font-weight-complex="bold"/>
    </style:style>
    <style:style style:name="P23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3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3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4" style:parent-style-name="Normal" style:family="paragraph">
      <style:text-properties fo:font-weight="bold" style:font-weight-asian="bold" style:font-weight-complex="bold"/>
    </style:style>
    <style:style style:name="P2385" style:parent-style-name="Normal" style:list-style-name="LFO25" style:family="paragraph"/>
    <style:style style:name="T2386" style:parent-style-name="DefaultParagraphFont" style:family="text">
      <style:text-properties fo:font-weight="bold" style:font-weight-asian="bold" style:font-weight-complex="bold"/>
    </style:style>
    <style:style style:name="P2387" style:parent-style-name="Normal" style:list-style-name="LFO25" style:family="paragraph"/>
    <style:style style:name="P2388" style:parent-style-name="Normal" style:list-style-name="LFO25" style:family="paragraph"/>
    <style:style style:name="P2389" style:parent-style-name="Normal" style:list-style-name="LFO25" style:family="paragraph"/>
    <style:style style:name="T2390" style:parent-style-name="DefaultParagraphFont" style:family="text">
      <style:text-properties fo:font-weight="bold" style:font-weight-asian="bold" style:font-weight-complex="bold"/>
    </style:style>
    <style:style style:name="P2391" style:parent-style-name="Normal" style:list-style-name="LFO25" style:family="paragraph"/>
    <style:style style:name="T2392" style:parent-style-name="DefaultParagraphFont" style:family="text">
      <style:text-properties fo:font-weight="bold" style:font-weight-asian="bold" style:font-weight-complex="bold"/>
    </style:style>
    <style:style style:name="P2393" style:parent-style-name="Normal" style:list-style-name="LFO25" style:family="paragraph"/>
    <style:style style:name="P2394" style:parent-style-name="Normal" style:list-style-name="LFO25" style:family="paragraph"/>
    <style:style style:name="P2395" style:parent-style-name="Normal" style:list-style-name="LFO25" style:family="paragraph"/>
    <style:style style:name="T2396" style:parent-style-name="DefaultParagraphFont" style:family="text">
      <style:text-properties fo:font-weight="bold" style:font-weight-asian="bold" style:font-weight-complex="bold"/>
    </style:style>
    <style:style style:name="P2397" style:parent-style-name="Normal" style:family="paragraph">
      <style:text-properties fo:font-weight="bold" style:font-weight-asian="bold" style:font-weight-complex="bold"/>
    </style:style>
    <style:style style:name="P23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4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4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8" style:parent-style-name="Normal" style:family="paragraph">
      <style:text-properties fo:font-weight="bold" style:font-weight-asian="bold" style:font-weight-complex="bold"/>
    </style:style>
    <style:style style:name="P2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9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6" style:parent-style-name="NormalWeb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607" style:parent-style-name="HTMLCode" style:family="text">
      <style:text-properties style:font-name-asian="Times New Roman"/>
    </style:style>
    <style:style style:name="P2608" style:parent-style-name="Normal" style:family="paragraph">
      <style:text-properties fo:font-weight="bold" style:font-weight-asian="bold" style:font-weight-complex="bold"/>
    </style:style>
    <style:style style:name="P2609" style:parent-style-name="Normal" style:family="paragraph">
      <style:text-properties fo:font-weight="bold" style:font-weight-asian="bold" style:font-weight-complex="bold"/>
    </style:style>
    <style:style style:name="P2610" style:parent-style-name="Normal" style:family="paragraph">
      <style:text-properties fo:font-weight="bold" style:font-weight-asian="bold" style:font-weight-complex="bold"/>
    </style:style>
    <style:style style:name="P2611" style:parent-style-name="Normal" style:family="paragraph">
      <style:text-properties fo:font-weight="bold" style:font-weight-asian="bold" style:font-weight-complex="bold"/>
    </style:style>
    <style:style style:name="P2612" style:parent-style-name="Normal" style:family="paragraph">
      <style:text-properties fo:font-weight="bold" style:font-weight-asian="bold" style:font-weight-complex="bold"/>
    </style:style>
    <style:style style:name="P2613" style:parent-style-name="Normal" style:family="paragraph">
      <style:text-properties fo:font-weight="bold" style:font-weight-asian="bold" style:font-weight-complex="bold"/>
    </style:style>
    <style:style style:name="P2614" style:parent-style-name="Normal" style:family="paragraph">
      <style:text-properties fo:font-weight="bold" style:font-weight-asian="bold" style:font-weight-complex="bold"/>
    </style:style>
    <style:style style:name="P2615" style:parent-style-name="Normal" style:family="paragraph">
      <style:text-properties fo:font-weight="bold" style:font-weight-asian="bold" style:font-weight-complex="bold"/>
    </style:style>
    <style:style style:name="P2616" style:parent-style-name="Normal" style:family="paragraph">
      <style:text-properties fo:font-weight="bold" style:font-weight-asian="bold" style:font-weight-complex="bold"/>
    </style:style>
    <style:style style:name="P2617" style:parent-style-name="Normal" style:family="paragraph">
      <style:text-properties fo:font-weight="bold" style:font-weight-asian="bold" style:font-weight-complex="bold"/>
    </style:style>
    <style:style style:name="P2618" style:parent-style-name="Normal" style:family="paragraph">
      <style:text-properties fo:font-weight="bold" style:font-weight-asian="bold" style:font-weight-complex="bold"/>
    </style:style>
    <style:style style:name="P2619" style:parent-style-name="Normal" style:family="paragraph">
      <style:text-properties fo:font-weight="bold" style:font-weight-asian="bold" style:font-weight-complex="bold"/>
    </style:style>
    <style:style style:name="P2620" style:parent-style-name="Normal" style:family="paragraph">
      <style:text-properties fo:font-weight="bold" style:font-weight-asian="bold" style:font-weight-complex="bold"/>
    </style:style>
    <style:style style:name="P2621" style:parent-style-name="Normal" style:family="paragraph">
      <style:text-properties fo:font-weight="bold" style:font-weight-asian="bold" style:font-weight-complex="bold"/>
    </style:style>
    <style:style style:name="P2622" style:parent-style-name="Normal" style:family="paragraph">
      <style:text-properties fo:font-weight="bold" style:font-weight-asian="bold" style:font-weight-complex="bold"/>
    </style:style>
    <style:style style:name="P2623" style:parent-style-name="Normal" style:family="paragraph">
      <style:text-properties fo:font-weight="bold" style:font-weight-asian="bold" style:font-weight-complex="bold"/>
    </style:style>
    <style:style style:name="P2624" style:parent-style-name="Normal" style:family="paragraph">
      <style:text-properties fo:font-weight="bold" style:font-weight-asian="bold" style:font-weight-complex="bold"/>
    </style:style>
    <style:style style:name="P2625" style:parent-style-name="Normal" style:family="paragraph">
      <style:text-properties fo:font-weight="bold" style:font-weight-asian="bold" style:font-weight-complex="bold"/>
    </style:style>
    <style:style style:name="P2626" style:parent-style-name="Normal" style:family="paragraph">
      <style:text-properties fo:font-weight="bold" style:font-weight-asian="bold" style:font-weight-complex="bold"/>
    </style:style>
    <style:style style:name="P2627" style:parent-style-name="Normal" style:family="paragraph">
      <style:text-properties fo:font-weight="bold" style:font-weight-asian="bold" style:font-weight-complex="bold"/>
    </style:style>
    <style:style style:name="P2628" style:parent-style-name="Normal" style:family="paragraph">
      <style:text-properties fo:font-weight="bold" style:font-weight-asian="bold" style:font-weight-complex="bold"/>
    </style:style>
    <style:style style:name="P2629" style:parent-style-name="Normal" style:family="paragraph">
      <style:text-properties fo:font-weight="bold" style:font-weight-asian="bold" style:font-weight-complex="bold"/>
    </style:style>
    <style:style style:name="P2630" style:parent-style-name="Normal" style:family="paragraph">
      <style:text-properties fo:font-weight="bold" style:font-weight-asian="bold" style:font-weight-complex="bold"/>
    </style:style>
    <style:style style:name="P2631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h text:style-name="P1880" text:outline-level="4">B) C Program that Executes the Algorithm</text:h>
      <text:p text:style-name="P1881"><text:span text:style-name="T1882">#include</text:span><text:span text:style-name="T1883"><text:s/></text:span><text:span text:style-name="T1884">&lt;stdio.h&gt;</text:span></text:p>
      <text:p text:style-name="P1885"/>
      <text:p text:style-name="P1886"><text:span text:style-name="T1887">int</text:span><text:span text:style-name="T1888"><text:s/></text:span><text:span text:style-name="T1889">main</text:span><text:span text:style-name="T1890">() {</text:span></text:p>
      <text:p text:style-name="P1891"><text:span text:style-name="T1892">   <text:s/></text:span><text:span text:style-name="T1893">int</text:span><text:span text:style-name="T1894"><text:s/>marks;</text:span></text:p>
      <text:p text:style-name="P1895"><text:span text:style-name="T1896">   <text:s/></text:span><text:span text:style-name="T1897">char</text:span><text:span text:style-name="T1898"><text:s/>grade;</text:span></text:p>
      <text:p text:style-name="P1899"/>
      <text:p text:style-name="P1900"><text:span text:style-name="T1901">   <text:s/></text:span><text:span text:style-name="T1902">// Step 2: Read marks</text:span></text:p>
      <text:p text:style-name="P1903"><text:span text:style-name="T1904">   <text:s/></text:span><text:span text:style-name="T1905">printf</text:span><text:span text:style-name="T1906">(</text:span><text:span text:style-name="T1907">"Enter marks: "</text:span><text:span text:style-name="T1908">);</text:span></text:p>
      <text:p text:style-name="P1909"><text:span text:style-name="T1910">   <text:s/></text:span><text:span text:style-name="T1911">scanf</text:span><text:span text:style-name="T1912">(</text:span><text:span text:style-name="T1913">"</text:span><text:span text:style-name="T1914">%d</text:span><text:span text:style-name="T1915">"</text:span><text:span text:style-name="T1916">,<text:s/></text:span><text:span text:style-name="T1917">&amp;</text:span><text:span text:style-name="T1918">marks);</text:span></text:p>
      <text:p text:style-name="P1919"/>
      <text:p text:style-name="P1920"><text:span text:style-name="T1921">   <text:s/></text:span><text:span text:style-name="T1922">// Step 3 to Step 5: Determine grade based on marks</text:span></text:p>
      <text:p text:style-name="P1923"><text:span text:style-name="T1924">   <text:s/></text:span><text:span text:style-name="T1925">if</text:span><text:span text:style-name="T1926"><text:s/>(marks<text:s/></text:span><text:span text:style-name="T1927">&gt;=</text:span><text:span text:style-name="T1928"><text:s/></text:span><text:span text:style-name="T1929">80</text:span><text:span text:style-name="T1930">) {</text:span></text:p>
      <text:p text:style-name="P1931"><text:span text:style-name="T1932">        grade<text:s/></text:span><text:span text:style-name="T1933">=</text:span><text:span text:style-name="T1934"><text:s/></text:span><text:span text:style-name="T1935">'A'</text:span><text:span text:style-name="T1936">;</text:span></text:p>
      <text:p text:style-name="P1937"><text:span text:style-name="T1938">    }<text:s/></text:span><text:span text:style-name="T1939">else</text:span><text:span text:style-name="T1940"><text:s/></text:span><text:span text:style-name="T1941">if</text:span><text:span text:style-name="T1942"><text:s/>(marks<text:s/></text:span><text:span text:style-name="T1943">&gt;=</text:span><text:span text:style-name="T1944"><text:s/></text:span><text:span text:style-name="T1945">60</text:span><text:span text:style-name="T1946"><text:s/></text:span><text:span text:style-name="T1947">&amp;&amp;</text:span><text:span text:style-name="T1948"><text:s/>marks<text:s/></text:span><text:span text:style-name="T1949">&lt;</text:span><text:span text:style-name="T1950"><text:s/></text:span><text:span text:style-name="T1951">80</text:span><text:span text:style-name="T1952">) {</text:span></text:p>
      <text:p text:style-name="P1953"><text:span text:style-name="T1954">        grade<text:s/></text:span><text:span text:style-name="T1955">=</text:span><text:span text:style-name="T1956"><text:s/></text:span><text:span text:style-name="T1957">'B'</text:span><text:span text:style-name="T1958">;</text:span></text:p>
      <text:p text:style-name="P1959"><text:span text:style-name="T1960">    }<text:s/></text:span><text:span text:style-name="T1961">else</text:span><text:span text:style-name="T1962"><text:s/></text:span><text:span text:style-name="T1963">if</text:span><text:span text:style-name="T1964"><text:s/>(marks<text:s/></text:span><text:span text:style-name="T1965">&gt;=</text:span><text:span text:style-name="T1966"><text:s/></text:span><text:span text:style-name="T1967">40</text:span><text:span text:style-name="T1968"><text:s/></text:span><text:span text:style-name="T1969">&amp;&amp;</text:span><text:span text:style-name="T1970"><text:s/>marks<text:s/></text:span><text:span text:style-name="T1971">&lt;</text:span><text:span text:style-name="T1972"><text:s/></text:span><text:span text:style-name="T1973">60</text:span><text:span text:style-name="T1974">) {</text:span></text:p>
      <text:p text:style-name="P1975"><text:span text:style-name="T1976">        grade<text:s/></text:span><text:span text:style-name="T1977">=</text:span><text:span text:style-name="T1978"><text:s/></text:span><text:span text:style-name="T1979">'C'</text:span><text:span text:style-name="T1980">;</text:span></text:p>
      <text:p text:style-name="P1981"><text:span text:style-name="T1982">    }<text:s/></text:span><text:span text:style-name="T1983">else</text:span><text:span text:style-name="T1984"><text:s/>{</text:span></text:p>
      <text:p text:style-name="P1985"><text:span text:style-name="T1986">       <text:s/></text:span><text:span text:style-name="T1987">printf</text:span><text:span text:style-name="T1988">(</text:span><text:span text:style-name="T1989">"Failed</text:span><text:span text:style-name="T1990">\n</text:span><text:span text:style-name="T1991">"</text:span><text:span text:style-name="T1992">);</text:span></text:p>
      <text:p text:style-name="P1993"><text:span text:style-name="T1994">       <text:s/></text:span><text:span text:style-name="T1995">return</text:span><text:span text:style-name="T1996"><text:s/></text:span><text:span text:style-name="T1997">0</text:span><text:span text:style-name="T1998">;</text:span></text:p>
      <text:p text:style-name="P1999">    }</text:p>
      <text:p text:style-name="P2000"/>
      <text:p text:style-name="P2001"><text:span text:style-name="T2002">   <text:s/></text:span><text:span text:style-name="T2003">// Step 7: Display grade</text:span></text:p>
      <text:p text:style-name="P2004"><text:span text:style-name="T2005">   <text:s/></text:span><text:span text:style-name="T2006">printf</text:span><text:span text:style-name="T2007">(</text:span><text:span text:style-name="T2008">"Grade:<text:s/></text:span><text:span text:style-name="T2009">%c\n</text:span><text:span text:style-name="T2010">"</text:span><text:span text:style-name="T2011">, grade);</text:span></text:p>
      <text:p text:style-name="P2012"/>
      <text:p text:style-name="P2013"><text:span text:style-name="T2014">   <text:s/></text:span><text:span text:style-name="T2015">// Step 8: Stop</text:span></text:p>
      <text:p text:style-name="P2016"><text:span text:style-name="T2017">   <text:s/></text:span><text:span text:style-name="T2018">return</text:span><text:span text:style-name="T2019"><text:s/></text:span><text:span text:style-name="T2020">0</text:span><text:span text:style-name="T2021">;</text:span></text:p>
      <text:p text:style-name="P2022">}</text:p>
      <text:p text:style-name="P2023"/>
      <text:p text:style-name="P2024">8<text:line-break/>Using structure write a c program to store 5 employee's information (name, age, city, sex and employee id).</text:p>
      <text:p text:style-name="P2025"/>
      <text:p text:style-name="P2026">A) Briefly discuss a function? Describe the structure of a function.</text:p>
      <text:p text:style-name="P2027">B) Discuss the difference between function declaration and function definition?</text:p>
      <text:p text:style-name="P2028">C) Write c program to find the area of a circle using function.</text:p>
      <text:p text:style-name="P2029">D)Write a Program to find the factorial of a number using function.</text:p>
      <text:p text:style-name="P2030">C Program Using Structure to Store 5 Employees' Information</text:p>
      <text:p text:style-name="P2031"><text:span text:style-name="T2032">#include</text:span><text:span text:style-name="T2033"><text:s/></text:span><text:span text:style-name="T2034">&lt;stdio.h&gt;</text:span></text:p>
      <text:p text:style-name="P2035"/>
      <text:p text:style-name="P2036"><text:span text:style-name="T2037">// Define a structure to hold employee information</text:span></text:p>
      <text:p text:style-name="P2038"><text:span text:style-name="T2039">struct</text:span><text:span text:style-name="T2040"><text:s/>Employee {</text:span></text:p>
      <text:p text:style-name="P2041"><text:span text:style-name="T2042">   <text:s/></text:span><text:span text:style-name="T2043">char</text:span><text:span text:style-name="T2044"><text:s/></text:span><text:span text:style-name="T2045">name</text:span><text:span text:style-name="T2046">[</text:span><text:span text:style-name="T2047">50</text:span><text:span text:style-name="T2048">];</text:span></text:p>
      <text:p text:style-name="P2049"><text:span text:style-name="T2050">   <text:s/></text:span><text:span text:style-name="T2051">int</text:span><text:span text:style-name="T2052"><text:s/>age;</text:span></text:p>
      <text:p text:style-name="P2053"><text:span text:style-name="T2054">   <text:s/></text:span><text:span text:style-name="T2055">char</text:span><text:span text:style-name="T2056"><text:s/></text:span><text:span text:style-name="T2057">city</text:span><text:span text:style-name="T2058">[</text:span><text:span text:style-name="T2059">50</text:span><text:span text:style-name="T2060">];</text:span></text:p>
      <text:p text:style-name="P2061"><text:span text:style-name="T2062">   <text:s/></text:span><text:span text:style-name="T2063">char</text:span><text:span text:style-name="T2064"><text:s/>sex;</text:span></text:p>
      <text:p text:style-name="P2065"><text:span text:style-name="T2066">   <text:s/></text:span><text:span text:style-name="T2067">int</text:span><text:span text:style-name="T2068"><text:s/>employee_id;</text:span></text:p>
      <text:p text:style-name="P2069">};</text:p>
      <text:p text:style-name="P2070"/>
      <text:p text:style-name="P2071"><text:span text:style-name="T2072">int</text:span><text:span text:style-name="T2073"><text:s/></text:span><text:span text:style-name="T2074">main</text:span><text:span text:style-name="T2075">() {</text:span></text:p>
      <text:p text:style-name="P2076"><text:span text:style-name="T2077">   <text:s/></text:span><text:span text:style-name="T2078">struct</text:span><text:span text:style-name="T2079"><text:s/></text:span><text:span text:style-name="T2080">Employee</text:span><text:span text:style-name="T2081"><text:s/>employees[</text:span><text:span text:style-name="T2082">5</text:span><text:span text:style-name="T2083">];</text:span><text:span text:style-name="T2084"><text:s/> // Array of 5 employees</text:span></text:p>
      <text:p text:style-name="P2085"/>
      <text:p text:style-name="P2086"><text:span text:style-name="T2087">   <text:s/></text:span><text:span text:style-name="T2088">// Input details for each employee</text:span></text:p>
      <text:p text:style-name="P2089"><text:span text:style-name="T2090">   <text:s/></text:span><text:span text:style-name="T2091">for</text:span><text:span text:style-name="T2092"><text:s/>(</text:span><text:span text:style-name="T2093">int</text:span><text:span text:style-name="T2094"><text:s/>i<text:s/></text:span><text:span text:style-name="T2095">=</text:span><text:span text:style-name="T2096"><text:s/></text:span><text:span text:style-name="T2097">0</text:span><text:span text:style-name="T2098">; i<text:s/></text:span><text:span text:style-name="T2099">&lt;</text:span><text:span text:style-name="T2100"><text:s/></text:span><text:span text:style-name="T2101">5</text:span><text:span text:style-name="T2102">; i</text:span><text:span text:style-name="T2103">++</text:span><text:span text:style-name="T2104">) {</text:span></text:p>
      <text:p text:style-name="P2105"><text:span text:style-name="T2106">       <text:s/></text:span><text:span text:style-name="T2107">printf</text:span><text:span text:style-name="T2108">(</text:span><text:span text:style-name="T2109">"Enter details for employee<text:s/></text:span><text:span text:style-name="T2110">%d</text:span><text:span text:style-name="T2111">:</text:span><text:span text:style-name="T2112">\n</text:span><text:span text:style-name="T2113">"</text:span><text:span text:style-name="T2114">, i<text:s/></text:span><text:span text:style-name="T2115">+</text:span><text:span text:style-name="T2116"><text:s/></text:span><text:span text:style-name="T2117">1</text:span><text:span text:style-name="T2118">);</text:span></text:p>
      <text:p text:style-name="P2119"><text:span text:style-name="T2120">       <text:s/></text:span><text:span text:style-name="T2121">printf</text:span><text:span text:style-name="T2122">(</text:span><text:span text:style-name="T2123">"Name: "</text:span><text:span text:style-name="T2124">);</text:span></text:p>
      <text:p text:style-name="P2125"><text:span text:style-name="T2126">       <text:s/></text:span><text:span text:style-name="T2127">scanf</text:span><text:span text:style-name="T2128">(</text:span><text:span text:style-name="T2129">"</text:span><text:span text:style-name="T2130">%s</text:span><text:span text:style-name="T2131">"</text:span><text:span text:style-name="T2132">, employees[i].name);</text:span></text:p>
      <text:p text:style-name="P2133"><text:span text:style-name="T2134">       <text:s/></text:span><text:span text:style-name="T2135">printf</text:span><text:span text:style-name="T2136">(</text:span><text:span text:style-name="T2137">"Age: "</text:span><text:span text:style-name="T2138">);</text:span></text:p>
      <text:p text:style-name="P2139"><text:span text:style-name="T2140">       <text:s/></text:span><text:span text:style-name="T2141">scanf</text:span><text:span text:style-name="T2142">(</text:span><text:span text:style-name="T2143">"</text:span><text:span text:style-name="T2144">%d</text:span><text:span text:style-name="T2145">"</text:span><text:span text:style-name="T2146">,<text:s/></text:span><text:span text:style-name="T2147">&amp;</text:span><text:span text:style-name="T2148">employees[i].age);</text:span></text:p>
      <text:p text:style-name="P2149"><text:span text:style-name="T2150">       <text:s/></text:span><text:span text:style-name="T2151">printf</text:span><text:span text:style-name="T2152">(</text:span><text:span text:style-name="T2153">"City: "</text:span><text:span text:style-name="T2154">);</text:span></text:p>
      <text:p text:style-name="P2155"><text:span text:style-name="T2156">       <text:s/></text:span><text:span text:style-name="T2157">scanf</text:span><text:span text:style-name="T2158">(</text:span><text:span text:style-name="T2159">"</text:span><text:span text:style-name="T2160">%s</text:span><text:span text:style-name="T2161">"</text:span><text:span text:style-name="T2162">, employees[i].city);</text:span></text:p>
      <text:p text:style-name="P2163"><text:span text:style-name="T2164">       <text:s/></text:span><text:span text:style-name="T2165">printf</text:span><text:span text:style-name="T2166">(</text:span><text:span text:style-name="T2167">"Sex (M/F): "</text:span><text:span text:style-name="T2168">);</text:span></text:p>
      <text:p text:style-name="P2169"><text:span text:style-name="T2170">       <text:s/></text:span><text:span text:style-name="T2171">scanf</text:span><text:span text:style-name="T2172">(</text:span><text:span text:style-name="T2173">"<text:s/></text:span><text:span text:style-name="T2174">%c</text:span><text:span text:style-name="T2175">"</text:span><text:span text:style-name="T2176">,<text:s/></text:span><text:span text:style-name="T2177">&amp;</text:span><text:span text:style-name="T2178">employees[i].sex);</text:span></text:p>
      <text:p text:style-name="P2179"><text:span text:style-name="T2180">       <text:s/></text:span><text:span text:style-name="T2181">printf</text:span><text:span text:style-name="T2182">(</text:span><text:span text:style-name="T2183">"Employee ID: "</text:span><text:span text:style-name="T2184">);</text:span></text:p>
      <text:p text:style-name="P2185"><text:span text:style-name="T2186">       <text:s/></text:span><text:span text:style-name="T2187">scanf</text:span><text:span text:style-name="T2188">(</text:span><text:span text:style-name="T2189">"</text:span><text:span text:style-name="T2190">%d</text:span><text:span text:style-name="T2191">"</text:span><text:span text:style-name="T2192">,<text:s/></text:span><text:span text:style-name="T2193">&amp;</text:span><text:span text:style-name="T2194">employees[i].employee_id);</text:span></text:p>
      <text:p text:style-name="P2195"><text:span text:style-name="T2196">       <text:s/></text:span><text:span text:style-name="T2197">printf</text:span><text:span text:style-name="T2198">(</text:span><text:span text:style-name="T2199">"----------------------</text:span><text:span text:style-name="T2200">\n</text:span><text:span text:style-name="T2201">"</text:span><text:span text:style-name="T2202">);</text:span></text:p>
      <text:p text:style-name="P2203">    }</text:p>
      <text:p text:style-name="P2204"/>
      <text:p text:style-name="P2205"><text:span text:style-name="T2206">   <text:s/></text:span><text:span text:style-name="T2207">// Display details of all employees</text:span></text:p>
      <text:p text:style-name="P2208"><text:span text:style-name="T2209">   <text:s/></text:span><text:span text:style-name="T2210">printf</text:span><text:span text:style-name="T2211">(</text:span><text:span text:style-name="T2212">"</text:span><text:span text:style-name="T2213">\n</text:span><text:span text:style-name="T2214">Employee Details:</text:span><text:span text:style-name="T2215">\n</text:span><text:span text:style-name="T2216">"</text:span><text:span text:style-name="T2217">);</text:span></text:p>
      <text:p text:style-name="P2218"><text:span text:style-name="T2219">   <text:s/></text:span><text:span text:style-name="T2220">for</text:span><text:span text:style-name="T2221"><text:s/>(</text:span><text:span text:style-name="T2222">int</text:span><text:span text:style-name="T2223"><text:s/>i<text:s/></text:span><text:span text:style-name="T2224">=</text:span><text:span text:style-name="T2225"><text:s/></text:span><text:span text:style-name="T2226">0</text:span><text:span text:style-name="T2227">; i<text:s/></text:span><text:span text:style-name="T2228">&lt;</text:span><text:span text:style-name="T2229"><text:s/></text:span><text:span text:style-name="T2230">5</text:span><text:span text:style-name="T2231">; i</text:span><text:span text:style-name="T2232">++</text:span><text:span text:style-name="T2233">) {</text:span></text:p>
      <text:p text:style-name="P2234"><text:span text:style-name="T2235">       <text:s/></text:span><text:span text:style-name="T2236">printf</text:span><text:span text:style-name="T2237">(</text:span><text:span text:style-name="T2238">"Employee<text:s/></text:span><text:span text:style-name="T2239">%d</text:span><text:span text:style-name="T2240">:</text:span><text:span text:style-name="T2241">\n</text:span><text:span text:style-name="T2242">"</text:span><text:span text:style-name="T2243">, i<text:s/></text:span><text:span text:style-name="T2244">+</text:span><text:span text:style-name="T2245"><text:s/></text:span><text:span text:style-name="T2246">1</text:span><text:span text:style-name="T2247">);</text:span></text:p>
      <text:p text:style-name="P2248"><text:span text:style-name="T2249">       <text:s/></text:span><text:span text:style-name="T2250">printf</text:span><text:span text:style-name="T2251">(</text:span><text:span text:style-name="T2252">"Name:<text:s/></text:span><text:span text:style-name="T2253">%s\n</text:span><text:span text:style-name="T2254">"</text:span><text:span text:style-name="T2255">, employees[i].name);</text:span></text:p>
      <text:p text:style-name="P2256"><text:span text:style-name="T2257">       <text:s/></text:span><text:span text:style-name="T2258">printf</text:span><text:span text:style-name="T2259">(</text:span><text:span text:style-name="T2260">"Age:<text:s/></text:span><text:span text:style-name="T2261">%d\n</text:span><text:span text:style-name="T2262">"</text:span><text:span text:style-name="T2263">, employees[i].age);</text:span></text:p>
      <text:p text:style-name="P2264"><text:span text:style-name="T2265">       <text:s/></text:span><text:span text:style-name="T2266">printf</text:span><text:span text:style-name="T2267">(</text:span><text:span text:style-name="T2268">"City:<text:s/></text:span><text:span text:style-name="T2269">%s\n</text:span><text:span text:style-name="T2270">"</text:span><text:span text:style-name="T2271">, employees[i].city);</text:span></text:p>
      <text:p text:style-name="P2272"><text:span text:style-name="T2273">       <text:s/></text:span><text:span text:style-name="T2274">printf</text:span><text:span text:style-name="T2275">(</text:span><text:span text:style-name="T2276">"Sex:<text:s/></text:span><text:span text:style-name="T2277">%c\n</text:span><text:span text:style-name="T2278">"</text:span><text:span text:style-name="T2279">, employees[i].sex);</text:span></text:p>
      <text:p text:style-name="P2280"><text:span text:style-name="T2281">       <text:s/></text:span><text:span text:style-name="T2282">printf</text:span><text:span text:style-name="T2283">(</text:span><text:span text:style-name="T2284">"Employee ID:<text:s/></text:span><text:span text:style-name="T2285">%d\n</text:span><text:span text:style-name="T2286">"</text:span><text:span text:style-name="T2287">, employees[i].employee_id);</text:span></text:p>
      <text:p text:style-name="P2288"><text:span text:style-name="T2289">       <text:s/></text:span><text:span text:style-name="T2290">printf</text:span><text:span text:style-name="T2291">(</text:span><text:span text:style-name="T2292">"----------------------</text:span><text:span text:style-name="T2293">\n</text:span><text:span text:style-name="T2294">"</text:span><text:span text:style-name="T2295">);</text:span></text:p>
      <text:p text:style-name="P2296">    }</text:p>
      <text:p text:style-name="P2297"/>
      <text:p text:style-name="P2298"><text:span text:style-name="T2299">   <text:s/></text:span><text:span text:style-name="T2300">return</text:span><text:span text:style-name="T2301"><text:s/></text:span><text:span text:style-name="T2302">0</text:span><text:span text:style-name="T2303">;</text:span></text:p>
      <text:p text:style-name="P2304">}</text:p>
      <text:p text:style-name="P2305"/>
      <text:p text:style-name="P2306"/>
      <text:p text:style-name="P2307">8A) Discuss a Function and Describe the Structure of a Function</text:p>
      <text:p text:style-name="Normal">A<text:s/><text:span text:style-name="T2308">function</text:span><text:s/>in C is a self-contained block of code that performs a specific task. Functions help in breaking down a large program into smaller, manageable, and reusable components.</text:p>
      <text:p text:style-name="Normal"><text:span text:style-name="T2309">Structure of a Function</text:span>:</text:p>
      <text:list text:style-name="LFO24" text:continue-numbering="true">
        <text:list-item>
          <text:p text:style-name="P2310"><text:span text:style-name="T2311">Return Type</text:span>: Specifies the type of value the function returns (e.g., int, float, void).</text:p>
        </text:list-item>
        <text:list-item>
          <text:p text:style-name="P2312"><text:span text:style-name="T2313">Function Name</text:span>: The identifier used to call the function.</text:p>
        </text:list-item>
        <text:list-item>
          <text:p text:style-name="P2314"><text:span text:style-name="T2315">Parameters</text:span>: Input values the function requires, enclosed in parentheses.</text:p>
        </text:list-item>
        <text:list-item>
          <text:p text:style-name="P2316"><text:span text:style-name="T2317">Function Body</text:span>: The code block that defines what the function does.</text:p>
        </text:list-item>
      </text:list>
      <text:p text:style-name="Normal"><text:span text:style-name="T2318">Example</text:span>:</text:p>
      <text:p text:style-name="P2319"><text:span text:style-name="T2320">#include</text:span><text:span text:style-name="T2321"><text:s/></text:span><text:span text:style-name="T2322">&lt;stdio.h&gt;</text:span></text:p>
      <text:p text:style-name="P2323"/>
      <text:p text:style-name="P2324"><text:span text:style-name="T2325">// Function to add two numbers</text:span></text:p>
      <text:p text:style-name="P2326"><text:span text:style-name="T2327">int</text:span><text:span text:style-name="T2328"><text:s/></text:span><text:span text:style-name="T2329">add</text:span><text:span text:style-name="T2330">(</text:span><text:span text:style-name="T2331">int</text:span><text:span text:style-name="T2332"><text:s/></text:span><text:span text:style-name="T2333">a</text:span><text:span text:style-name="T2334">,<text:s/></text:span><text:span text:style-name="T2335">int</text:span><text:span text:style-name="T2336"><text:s/></text:span><text:span text:style-name="T2337">b</text:span><text:span text:style-name="T2338">) {</text:span></text:p>
      <text:p text:style-name="P2339"><text:span text:style-name="T2340">   <text:s/></text:span><text:span text:style-name="T2341">return</text:span><text:span text:style-name="T2342"><text:s/></text:span><text:span text:style-name="T2343">a</text:span><text:span text:style-name="T2344"><text:s/></text:span><text:span text:style-name="T2345">+</text:span><text:span text:style-name="T2346"><text:s/></text:span><text:span text:style-name="T2347">b</text:span><text:span text:style-name="T2348">;</text:span></text:p>
      <text:p text:style-name="P2349">}</text:p>
      <text:p text:style-name="P2350"/>
      <text:p text:style-name="P2351"><text:span text:style-name="T2352">int</text:span><text:span text:style-name="T2353"><text:s/></text:span><text:span text:style-name="T2354">main</text:span><text:span text:style-name="T2355">() {</text:span></text:p>
      <text:p text:style-name="P2356"><text:span text:style-name="T2357">   <text:s/></text:span><text:span text:style-name="T2358">int</text:span><text:span text:style-name="T2359"><text:s/>sum<text:s/></text:span><text:span text:style-name="T2360">=</text:span><text:span text:style-name="T2361"><text:s/></text:span><text:span text:style-name="T2362">add</text:span><text:span text:style-name="T2363">(</text:span><text:span text:style-name="T2364">5</text:span><text:span text:style-name="T2365">,<text:s/></text:span><text:span text:style-name="T2366">10</text:span><text:span text:style-name="T2367">);</text:span></text:p>
      <text:p text:style-name="P2368"><text:span text:style-name="T2369">   <text:s/></text:span><text:span text:style-name="T2370">printf</text:span><text:span text:style-name="T2371">(</text:span><text:span text:style-name="T2372">"Sum:<text:s/></text:span><text:span text:style-name="T2373">%d\n</text:span><text:span text:style-name="T2374">"</text:span><text:span text:style-name="T2375">, sum);</text:span></text:p>
      <text:p text:style-name="P2376"><text:span text:style-name="T2377">   <text:s/></text:span><text:span text:style-name="T2378">return</text:span><text:span text:style-name="T2379"><text:s/></text:span><text:span text:style-name="T2380">0</text:span><text:span text:style-name="T2381">;</text:span></text:p>
      <text:p text:style-name="P2382">}</text:p>
      <text:p text:style-name="P2383"/>
      <text:p text:style-name="P2384">B) Difference Between Function Declaration and Function Definition</text:p>
      <text:list text:style-name="LFO25" text:continue-numbering="true">
        <text:list-item>
          <text:p text:style-name="P2385"><text:span text:style-name="T2386">Function Declaration</text:span>:</text:p>
          <text:list text:continue-numbering="true">
            <text:list-item>
              <text:p text:style-name="P2387">A function declaration (or prototype) tells the compiler about a function's name, return type, and parameters.</text:p>
            </text:list-item>
            <text:list-item>
              <text:p text:style-name="P2388">It doesn't contain the function's body.</text:p>
            </text:list-item>
            <text:list-item>
              <text:p text:style-name="P2389"><text:span text:style-name="T2390">Example</text:span>: int add(int, int);</text:p>
            </text:list-item>
          </text:list>
        </text:list-item>
        <text:list-item>
          <text:p text:style-name="P2391"><text:span text:style-name="T2392">Function Definition</text:span>:</text:p>
          <text:list text:continue-numbering="true">
            <text:list-item>
              <text:p text:style-name="P2393">A function definition includes the actual body of the function where the logic is implemented.</text:p>
            </text:list-item>
            <text:list-item>
              <text:p text:style-name="P2394">It also specifies the return type, function name, and parameters.</text:p>
            </text:list-item>
            <text:list-item>
              <text:p text:style-name="P2395"><text:span text:style-name="T2396">Example</text:span>: int add(int a, int b) { return a + b; }</text:p>
            </text:list-item>
          </text:list>
        </text:list-item>
      </text:list>
      <text:p text:style-name="P2397">C) C Program to Find the Area of a Circle Using a Function</text:p>
      <text:p text:style-name="P2398"><text:span text:style-name="T2399">#include</text:span><text:span text:style-name="T2400"><text:s/></text:span><text:span text:style-name="T2401">&lt;stdio.h&gt;</text:span></text:p>
      <text:p text:style-name="P2402"><text:span text:style-name="T2403">#define</text:span><text:span text:style-name="T2404"><text:s/></text:span><text:span text:style-name="T2405">PI</text:span><text:span text:style-name="T2406"><text:s/></text:span><text:span text:style-name="T2407">3.14159</text:span></text:p>
      <text:p text:style-name="P2408"/>
      <text:p text:style-name="P2409"><text:span text:style-name="T2410">// Function to calculate the area of a circle</text:span></text:p>
      <text:p text:style-name="P2411"><text:span text:style-name="T2412">float</text:span><text:span text:style-name="T2413"><text:s/></text:span><text:span text:style-name="T2414">calculateArea</text:span><text:span text:style-name="T2415">(</text:span><text:span text:style-name="T2416">float</text:span><text:span text:style-name="T2417"><text:s/></text:span><text:span text:style-name="T2418">radius</text:span><text:span text:style-name="T2419">) {</text:span></text:p>
      <text:p text:style-name="P2420"><text:span text:style-name="T2421">   <text:s/></text:span><text:span text:style-name="T2422">return</text:span><text:span text:style-name="T2423"><text:s/></text:span><text:span text:style-name="T2424">PI</text:span><text:span text:style-name="T2425"><text:s/></text:span><text:span text:style-name="T2426">*</text:span><text:span text:style-name="T2427"><text:s/></text:span><text:span text:style-name="T2428">radius</text:span><text:span text:style-name="T2429"><text:s/></text:span><text:span text:style-name="T2430">*</text:span><text:span text:style-name="T2431"><text:s/></text:span><text:span text:style-name="T2432">radius</text:span><text:span text:style-name="T2433">;</text:span></text:p>
      <text:p text:style-name="P2434">}</text:p>
      <text:p text:style-name="P2435"/>
      <text:p text:style-name="P2436"><text:span text:style-name="T2437">int</text:span><text:span text:style-name="T2438"><text:s/></text:span><text:span text:style-name="T2439">main</text:span><text:span text:style-name="T2440">() {</text:span></text:p>
      <text:p text:style-name="P2441"><text:span text:style-name="T2442">   <text:s/></text:span><text:span text:style-name="T2443">float</text:span><text:span text:style-name="T2444"><text:s/>radius;</text:span></text:p>
      <text:p text:style-name="P2445"/>
      <text:p text:style-name="P2446"><text:span text:style-name="T2447">   <text:s/></text:span><text:span text:style-name="T2448">// Input radius from the user</text:span></text:p>
      <text:p text:style-name="P2449"><text:span text:style-name="T2450">   <text:s/></text:span><text:span text:style-name="T2451">printf</text:span><text:span text:style-name="T2452">(</text:span><text:span text:style-name="T2453">"Enter the radius of the circle: "</text:span><text:span text:style-name="T2454">);</text:span></text:p>
      <text:p text:style-name="P2455"><text:span text:style-name="T2456">   <text:s/></text:span><text:span text:style-name="T2457">scanf</text:span><text:span text:style-name="T2458">(</text:span><text:span text:style-name="T2459">"</text:span><text:span text:style-name="T2460">%f</text:span><text:span text:style-name="T2461">"</text:span><text:span text:style-name="T2462">,<text:s/></text:span><text:span text:style-name="T2463">&amp;</text:span><text:span text:style-name="T2464">radius);</text:span></text:p>
      <text:p text:style-name="P2465"/>
      <text:p text:style-name="P2466"><text:span text:style-name="T2467">   <text:s/></text:span><text:span text:style-name="T2468">// Calculate and display the area</text:span></text:p>
      <text:p text:style-name="P2469"><text:span text:style-name="T2470">   <text:s/></text:span><text:span text:style-name="T2471">printf</text:span><text:span text:style-name="T2472">(</text:span><text:span text:style-name="T2473">"Area of the circle:<text:s/></text:span><text:span text:style-name="T2474">%.2f\n</text:span><text:span text:style-name="T2475">"</text:span><text:span text:style-name="T2476">,<text:s/></text:span><text:span text:style-name="T2477">calculateArea</text:span><text:span text:style-name="T2478">(radius));</text:span></text:p>
      <text:p text:style-name="P2479"/>
      <text:p text:style-name="P2480"><text:span text:style-name="T2481">   <text:s/></text:span><text:span text:style-name="T2482">return</text:span><text:span text:style-name="T2483"><text:s/></text:span><text:span text:style-name="T2484">0</text:span><text:span text:style-name="T2485">;</text:span></text:p>
      <text:p text:style-name="P2486">}</text:p>
      <text:p text:style-name="P2487"/>
      <text:p text:style-name="P2488">D) Program to Find the Factorial of a Number Using Function</text:p>
      <text:p text:style-name="P2489"><text:span text:style-name="T2490">#include</text:span><text:span text:style-name="T2491"><text:s/></text:span><text:span text:style-name="T2492">&lt;stdio.h&gt;</text:span></text:p>
      <text:p text:style-name="P2493"/>
      <text:p text:style-name="P2494"><text:span text:style-name="T2495">// Function to calculate factorial</text:span></text:p>
      <text:p text:style-name="P2496"><text:span text:style-name="T2497">int</text:span><text:span text:style-name="T2498"><text:s/></text:span><text:span text:style-name="T2499">factorial</text:span><text:span text:style-name="T2500">(</text:span><text:span text:style-name="T2501">int</text:span><text:span text:style-name="T2502"><text:s/></text:span><text:span text:style-name="T2503">n</text:span><text:span text:style-name="T2504">) {</text:span></text:p>
      <text:p text:style-name="P2505"><text:span text:style-name="T2506">   <text:s/></text:span><text:span text:style-name="T2507">if</text:span><text:span text:style-name="T2508"><text:s/>(</text:span><text:span text:style-name="T2509">n</text:span><text:span text:style-name="T2510"><text:s/></text:span><text:span text:style-name="T2511">==</text:span><text:span text:style-name="T2512"><text:s/></text:span><text:span text:style-name="T2513">0</text:span><text:span text:style-name="T2514"><text:s/></text:span><text:span text:style-name="T2515">||</text:span><text:span text:style-name="T2516"><text:s/></text:span><text:span text:style-name="T2517">n</text:span><text:span text:style-name="T2518"><text:s/></text:span><text:span text:style-name="T2519">==</text:span><text:span text:style-name="T2520"><text:s/></text:span><text:span text:style-name="T2521">1</text:span><text:span text:style-name="T2522">) {</text:span></text:p>
      <text:p text:style-name="P2523"><text:span text:style-name="T2524">       <text:s/></text:span><text:span text:style-name="T2525">return</text:span><text:span text:style-name="T2526"><text:s/></text:span><text:span text:style-name="T2527">1</text:span><text:span text:style-name="T2528">;</text:span></text:p>
      <text:p text:style-name="P2529"><text:span text:style-name="T2530">    }<text:s/></text:span><text:span text:style-name="T2531">else</text:span><text:span text:style-name="T2532"><text:s/>{</text:span></text:p>
      <text:p text:style-name="P2533"><text:span text:style-name="T2534">       <text:s/></text:span><text:span text:style-name="T2535">return</text:span><text:span text:style-name="T2536"><text:s/></text:span><text:span text:style-name="T2537">n</text:span><text:span text:style-name="T2538"><text:s/></text:span><text:span text:style-name="T2539">*</text:span><text:span text:style-name="T2540"><text:s/></text:span><text:span text:style-name="T2541">factorial</text:span><text:span text:style-name="T2542">(</text:span><text:span text:style-name="T2543">n</text:span><text:span text:style-name="T2544"><text:s/></text:span><text:span text:style-name="T2545">-</text:span><text:span text:style-name="T2546"><text:s/></text:span><text:span text:style-name="T2547">1</text:span><text:span text:style-name="T2548">);</text:span></text:p>
      <text:p text:style-name="P2549">    }</text:p>
      <text:p text:style-name="P2550">}</text:p>
      <text:p text:style-name="P2551"/>
      <text:p text:style-name="P2552"><text:span text:style-name="T2553">int</text:span><text:span text:style-name="T2554"><text:s/></text:span><text:span text:style-name="T2555">main</text:span><text:span text:style-name="T2556">() {</text:span></text:p>
      <text:p text:style-name="P2557"><text:span text:style-name="T2558">   <text:s/></text:span><text:span text:style-name="T2559">int</text:span><text:span text:style-name="T2560"><text:s/>num;</text:span></text:p>
      <text:p text:style-name="P2561"/>
      <text:p text:style-name="P2562"><text:span text:style-name="T2563">   <text:s/></text:span><text:span text:style-name="T2564">// Input from the user</text:span></text:p>
      <text:p text:style-name="P2565"><text:span text:style-name="T2566">   <text:s/></text:span><text:span text:style-name="T2567">printf</text:span><text:span text:style-name="T2568">(</text:span><text:span text:style-name="T2569">"Enter a number: "</text:span><text:span text:style-name="T2570">);</text:span></text:p>
      <text:p text:style-name="P2571"><text:span text:style-name="T2572">   <text:s/></text:span><text:span text:style-name="T2573">scanf</text:span><text:span text:style-name="T2574">(</text:span><text:span text:style-name="T2575">"</text:span><text:span text:style-name="T2576">%d</text:span><text:span text:style-name="T2577">"</text:span><text:span text:style-name="T2578">,<text:s/></text:span><text:span text:style-name="T2579">&amp;</text:span><text:span text:style-name="T2580">num);</text:span></text:p>
      <text:p text:style-name="P2581"/>
      <text:p text:style-name="P2582"><text:span text:style-name="T2583">   <text:s/></text:span><text:span text:style-name="T2584">// Calculate and display factorial</text:span></text:p>
      <text:p text:style-name="P2585"><text:span text:style-name="T2586">   <text:s/></text:span><text:span text:style-name="T2587">printf</text:span><text:span text:style-name="T2588">(</text:span><text:span text:style-name="T2589">"Factorial of<text:s/></text:span><text:span text:style-name="T2590">%d</text:span><text:span text:style-name="T2591"><text:s/>is<text:s/></text:span><text:span text:style-name="T2592">%d\n</text:span><text:span text:style-name="T2593">"</text:span><text:span text:style-name="T2594">, num,<text:s/></text:span><text:span text:style-name="T2595">factorial</text:span><text:span text:style-name="T2596">(num));</text:span></text:p>
      <text:p text:style-name="P2597"/>
      <text:p text:style-name="P2598"><text:span text:style-name="T2599">   <text:s/></text:span><text:span text:style-name="T2600">return</text:span><text:span text:style-name="T2601"><text:s/></text:span><text:span text:style-name="T2602">0</text:span><text:span text:style-name="T2603">;</text:span></text:p>
      <text:p text:style-name="P2604">}</text:p>
      <text:p text:style-name="P2605"/>
      <text:p text:style-name="P2606">This program defines a recursive function<text:s/><text:span text:style-name="T2607">factorial</text:span><text:s/>that calculates the factorial of a given number and returns the result.</text:p>
      <text:p text:style-name="P2608">9</text:p>
      <text:p text:style-name="P2609">Given the following program”</text:p>
      <text:p text:style-name="P2610">#include&lt;stdio.h&gt;</text:p>
      <text:p text:style-name="P2611">#include&lt;stdlib.h&gt;</text:p>
      <text:p text:style-name="P2612">void displayMessage(int n);</text:p>
      <text:p text:style-name="P2613">int main()</text:p>
      <text:p text:style-name="P2614">{</text:p>
      <text:p text:style-name="P2615">int a=3;</text:p>
      <text:p text:style-name="P2616">printf("Enter a value:");</text:p>
      <text:p text:style-name="P2617">scanf("%d",a);</text:p>
      <text:p text:style-name="P2618">displayMessage(a);</text:p>
      <text:p text:style-name="P2619">printf("The function has been called %d times\n");</text:p>
      <text:p text:style-name="P2620">system("pause");</text:p>
      <text:p text:style-name="P2621">return 0;</text:p>
      <text:p text:style-name="P2622">}</text:p>
      <text:p text:style-name="P2623">void displayMessage(int n)</text:p>
      <text:p text:style-name="P2624">{</text:p>
      <text:p text:style-name="P2625">int i;</text:p>
      <text:p text:style-name="P2626">i=1;</text:p>
      <text:p text:style-name="P2627">do{</text:p>
      <text:p text:style-name="P2628">printf("C program\n");</text:p>
      <text:p text:style-name="P2629">i++;</text:p>
      <text:p text:style-name="P2630">}while(i&lt;=n);</text:p>
      <text:p text:style-name="P2631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35:00Z</dc:date>
    <meta:template xlink:href="Normal" xlink:type="simple"/>
    <meta:editing-cycles>72</meta:editing-cycles>
    <meta:editing-duration>PT3660S</meta:editing-duration>
    <meta:document-statistic meta:page-count="21" meta:paragraph-count="42" meta:word-count="3184" meta:character-count="21291" meta:row-count="151" meta:non-whitespace-character-count="18149"/>
  </office:meta>
</office:document-meta>
</file>